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 Type" svg:font-family="'Iosevka Type'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Iosevka Typ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Iosevka Typ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Benchmark</text:p>
          </table:table-cell>
          <table:table-cell table:style-name="ce1" office:value-type="string" calcext:value-type="string" table:number-columns-spanned="2" table:number-rows-spanned="1">
            <text:p>Sparse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TBHC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TBHC (reuse)</text:p>
          </table:table-cell>
          <table:covered-table-cell table:number-columns-repeated="2" table:style-name="ce1"/>
          <table:table-cell table:style-name="ce1" table:number-columns-repeated="1015"/>
        </table:table-row>
        <table:table-row table:style-name="ro1">
          <table:covered-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Obj.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ff.</text:p>
          </table:table-cell>
          <table:table-cell table:style-name="ce1" office:value-type="string" calcext:value-type="string">
            <text:p>Obj. (clones)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Diff.</text:p>
          </table:table-cell>
          <table:table-cell table:style-name="ce1" office:value-type="string" calcext:value-type="string">
            <text:p>Obj. (clones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u</text:p>
          </table:table-cell>
          <table:table-cell table:number-columns-repeated="2"/>
          <table:table-cell office:value-type="float" office:value="104.362667" calcext:value-type="float">
            <text:p>104.362667</text:p>
          </table:table-cell>
          <table:table-cell table:formula="of:=[.D3]/[.B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2"/>
          <table:table-cell office:value-type="float" office:value="1.224667" calcext:value-type="float">
            <text:p>1.224667</text:p>
          </table:table-cell>
          <table:table-cell table:formula="of:=[.D4]/[.B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uch</text:p>
          </table:table-cell>
          <table:table-cell table:number-columns-repeated="2"/>
          <table:table-cell office:value-type="float" office:value="1.167667" calcext:value-type="float">
            <text:p>1.167667</text:p>
          </table:table-cell>
          <table:table-cell table:formula="of:=[.D5]/[.B5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tx</text:p>
          </table:table-cell>
          <table:table-cell table:number-columns-repeated="2"/>
          <table:table-cell office:value-type="float" office:value="1.772333" calcext:value-type="float">
            <text:p>1.772333</text:p>
          </table:table-cell>
          <table:table-cell table:formula="of:=[.D6]/[.B6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split</text:p>
          </table:table-cell>
          <table:table-cell table:number-columns-repeated="2"/>
          <table:table-cell office:value-type="float" office:value="1.335333" calcext:value-type="float">
            <text:p>1.335333</text:p>
          </table:table-cell>
          <table:table-cell table:formula="of:=[.D7]/[.B7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/>
          <table:table-cell office:value-type="float" office:value="1.291" calcext:value-type="float">
            <text:p>1.291</text:p>
          </table:table-cell>
          <table:table-cell table:formula="of:=[.D8]/[.B8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c</text:p>
          </table:table-cell>
          <table:table-cell table:number-columns-repeated="2"/>
          <table:table-cell office:value-type="float" office:value="1.28533" calcext:value-type="float">
            <text:p>1.28533</text:p>
          </table:table-cell>
          <table:table-cell table:formula="of:=[.D9]/[.B9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.329333" calcext:value-type="float">
            <text:p>1.329333</text:p>
          </table:table-cell>
          <table:table-cell table:formula="of:=[.D10]/[.B10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v</text:p>
          </table:table-cell>
          <table:table-cell table:number-columns-repeated="2"/>
          <table:table-cell office:value-type="float" office:value="3.664333" calcext:value-type="float">
            <text:p>3.664333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2"/>
          <table:table-cell office:value-type="float" office:value="4.236" calcext:value-type="float">
            <text:p>4.236</text:p>
          </table:table-cell>
          <table:table-cell table:formula="of:=[.D12]/[.B12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nstall</text:p>
          </table:table-cell>
          <table:table-cell table:number-columns-repeated="2"/>
          <table:table-cell office:value-type="float" office:value="0.739667" calcext:value-type="float">
            <text:p>0.739667</text:p>
          </table:table-cell>
          <table:table-cell table:formula="of:=[.D13]/[.B13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2"/>
          <table:table-cell office:value-type="float" office:value="6.311333" calcext:value-type="float">
            <text:p>6.311333</text:p>
          </table:table-cell>
          <table:table-cell table:formula="of:=[.D14]/[.B14]" office:value-type="string" office:string-value="" calcext:value-type="error">
            <text:p>#DIV/0!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TBHC</text:p>
          </table:table-cell>
          <table:table-cell office:value-type="string" calcext:value-type="string">
            <text:p>TBHC(reu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76291490" calcext:value-type="float">
            <text:p>76291490</text:p>
          </table:table-cell>
          <table:table-cell/>
          <table:table-cell office:value-type="float" office:value="0.982058" calcext:value-type="float">
            <text:p>0.982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60896540" calcext:value-type="float">
            <text:p>160896540</text:p>
          </table:table-cell>
          <table:table-cell/>
          <table:table-cell office:value-type="float" office:value="0.893179" calcext:value-type="float">
            <text:p>0.893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58621430" calcext:value-type="float">
            <text:p>158621430</text:p>
          </table:table-cell>
          <table:table-cell/>
          <table:table-cell office:value-type="float" office:value="0.891695" calcext:value-type="float">
            <text:p>0.89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52860170" calcext:value-type="float">
            <text:p>52860170</text:p>
          </table:table-cell>
          <table:table-cell/>
          <table:table-cell office:value-type="float" office:value="0.984034" calcext:value-type="float">
            <text:p>0.984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38719506" calcext:value-type="float">
            <text:p>38719506</text:p>
          </table:table-cell>
          <table:table-cell/>
          <table:table-cell office:value-type="float" office:value="0.978247" calcext:value-type="float">
            <text:p>0.978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0430522" calcext:value-type="float">
            <text:p>40430522</text:p>
          </table:table-cell>
          <table:table-cell/>
          <table:table-cell office:value-type="float" office:value="0.9688" calcext:value-type="float">
            <text:p>0.9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4427556" calcext:value-type="float">
            <text:p>34427556</text:p>
          </table:table-cell>
          <table:table-cell/>
          <table:table-cell office:value-type="float" office:value="0.963868" calcext:value-type="float">
            <text:p>0.963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4863120" calcext:value-type="float">
            <text:p>34863120</text:p>
          </table:table-cell>
          <table:table-cell/>
          <table:table-cell office:value-type="float" office:value="0.964696" calcext:value-type="float">
            <text:p>0.964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5409550" calcext:value-type="float">
            <text:p>15409550</text:p>
          </table:table-cell>
          <table:table-cell/>
          <table:table-cell office:value-type="float" office:value="0.963848" calcext:value-type="float">
            <text:p>0.963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6133052" calcext:value-type="float">
            <text:p>6133052</text:p>
          </table:table-cell>
          <table:table-cell/>
          <table:table-cell office:value-type="float" office:value="0.972981" calcext:value-type="float">
            <text:p>0.972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nstall</text:p>
          </table:table-cell>
          <table:table-cell office:value-type="float" office:value="7842800" calcext:value-type="float">
            <text:p>7842800</text:p>
          </table:table-cell>
          <table:table-cell/>
          <table:table-cell office:value-type="float" office:value="0.973141" calcext:value-type="float">
            <text:p>0.973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211220" calcext:value-type="float">
            <text:p>10211220</text:p>
          </table:table-cell>
          <table:table-cell/>
          <table:table-cell office:value-type="float" office:value="0.953131" calcext:value-type="float">
            <text:p>0.953131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 Type" svg:font-family="'Iosevka Type'" style:font-pitch="fixed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4T18:36:07.453991040</meta:creation-date>
    <dc:date>2020-03-14T19:10:29.994728635</dc:date>
    <meta:editing-duration>PT12M59S</meta:editing-duration>
    <meta:editing-cycles>1</meta:editing-cycles>
    <meta:document-statistic meta:table-count="1" meta:cell-count="89" meta:object-count="0"/>
    <meta:generator>LibreOffice/6.4.1.2$Linux_X86_64 LibreOffice_project/40$Build-2</meta:generator>
  </office:meta>
</office:document-meta>
</file>